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190.29pt"/>
    </style:style>
    <style:style style:name="co5" style:family="table-column">
      <style:table-column-properties fo:break-before="auto" style:column-width="124.36pt"/>
    </style:style>
    <style:style style:name="co6" style:family="table-column">
      <style:table-column-properties fo:break-before="auto" style:column-width="157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Websi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 PUBLISHED</text:p>
          </table:table-cell>
          <table:table-cell table:style-name="ce1" office:value-type="string" calcext:value-type="string">
            <text:p>URL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utomate the Boring Stuff with Python, 2nd Edition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19" calcext:value-type="float">
            <text:p>2019</text:p>
          </table:table-cell>
          <table:table-cell table:style-name="ce3" office:value-type="string" calcext:value-type="string">
            <text:p><text:a xlink:href="http://automatetheboringstuff.com/" xlink:type="simple">https://automatetheboringstuff.com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Recursive Book of Recursion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22" calcext:value-type="float">
            <text:p>2022</text:p>
          </table:table-cell>
          <table:table-cell table:style-name="ce3" office:value-type="string" calcext:value-type="string">
            <text:p><text:a xlink:href="https://inventwithpython.com/recursion/" xlink:type="simple">https://inventwithpython.com/recursion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ython Programming Exercises, Gently Explained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22" calcext:value-type="float">
            <text:p>2022</text:p>
          </table:table-cell>
          <table:table-cell table:style-name="ce3" office:value-type="string" calcext:value-type="string">
            <text:p><text:a xlink:href="https://inventwithpython.com/pythongently/" xlink:type="simple">https://inventwithpython.com/pythongently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Big Book of Small Python Projects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21" calcext:value-type="float">
            <text:p>2021</text:p>
          </table:table-cell>
          <table:table-cell table:style-name="ce3" office:value-type="string" calcext:value-type="string">
            <text:p><text:a xlink:href="https://inventwithpython.com/bigbookpython/" xlink:type="simple">https://inventwithpython.com/bigbookpython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yond the Basic Stuff with Python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20" calcext:value-type="float">
            <text:p>2020</text:p>
          </table:table-cell>
          <table:table-cell table:style-name="ce3" office:value-type="string" calcext:value-type="string">
            <text:p><text:a xlink:href="https://inventwithpython.com/beyond/" xlink:type="simple">https://inventwithpython.com/beyond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ding with Minecraft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18" calcext:value-type="float">
            <text:p>2018</text:p>
          </table:table-cell>
          <table:table-cell table:style-name="ce3" office:value-type="string" calcext:value-type="string">
            <text:p><text:a xlink:href="https://turtleappstore.com/book/" xlink:type="simple">https://turtleappstore.com/book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acking Codes with Python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18" calcext:value-type="float">
            <text:p>2018</text:p>
          </table:table-cell>
          <table:table-cell table:style-name="ce3" office:value-type="string" calcext:value-type="string">
            <text:p><text:a xlink:href="https://inventwithpython.com/cracking/" xlink:type="simple">https://inventwithpython.com/cracking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vent Your Own Computer Games with Python, 4th Edition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16" calcext:value-type="float">
            <text:p>2016</text:p>
          </table:table-cell>
          <table:table-cell table:style-name="ce3" office:value-type="string" calcext:value-type="string">
            <text:p><text:a xlink:href="https://inventwithpython.com/invent4thed/" xlink:type="simple">https://inventwithpython.com/invent4thed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ratch 3 Programming Playground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21" calcext:value-type="float">
            <text:p>2021</text:p>
          </table:table-cell>
          <table:table-cell table:style-name="ce3" office:value-type="string" calcext:value-type="string">
            <text:p><text:a xlink:href="https://inventwithscratch.com/book3/" xlink:type="simple">https://inventwithscratch.com/book3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king Games with Python &amp; Pygame</text:p>
          </table:table-cell>
          <table:table-cell table:style-name="ce2" office:value-type="string" calcext:value-type="string">
            <text:p>Al Sweigart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string" calcext:value-type="string">
            <text:p><text:a xlink:href="https://inventwithpython.com/pygame/" xlink:type="simple">https://inventwithpython.com/pygame/</text:a>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sites" table:style-name="ta2">
        <table:table-column table:style-name="co5" table:default-cell-style-name="Default"/>
        <table:table-column table:style-name="co6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nt with Python</text:p>
          </table:table-cell>
          <table:table-cell table:style-name="ce5" office:value-type="string" calcext:value-type="string">
            <text:p><text:a xlink:href="https://inventwithpython.com/" xlink:type="simple">https://inventwithpython.com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nt with Python Blog</text:p>
          </table:table-cell>
          <table:table-cell table:style-name="ce5" office:value-type="string" calcext:value-type="string">
            <text:p><text:a xlink:href="https://inventwithpython.com/" xlink:type="simple">https://inventwithpython.com/blog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nt with Scratch</text:p>
          </table:table-cell>
          <table:table-cell table:style-name="ce5" office:value-type="string" calcext:value-type="string">
            <text:p><text:a xlink:href="https://inventwithscratch.com/" xlink:type="simple">https://inventwithscratch.com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e the Boring Stuff</text:p>
          </table:table-cell>
          <table:table-cell table:style-name="ce5" office:value-type="string" calcext:value-type="string">
            <text:p><text:a xlink:href="https://automatetheboringstuff.com/" xlink:type="simple">https://automatetheboringstuff.com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sonal Site</text:p>
          </table:table-cell>
          <table:table-cell table:style-name="ce5" office:value-type="string" calcext:value-type="string">
            <text:p><text:a xlink:href="https://alsweigart.com/" xlink:type="simple">https://alsweigart.com</text:a>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oks" style:display-name="PageStyle_Boo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6" meta:object-count="0"/>
    <meta:generator>LibreOfficeDev/6.0.5.2$Linux_X86_64 LibreOffice_project/</meta:generator>
  </office:meta>
</office:document-meta>
</file>